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7ebe" officeooo:paragraph-rsid="00097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fain grained</text:p>
      <text:p text:style-name="Standard"/>
      <text:p text:style-name="Standard"/>
      <text:p text:style-name="Standard"/>
      <text:p text:style-name="Standard"/>
      <text:p text:style-name="Standard">github_pat_11A4PDHWQ0n6UqHF3EXyxE_Y0oUFYcl3EnMefmCtakXpcxR5yEdmFySP7CgRYdpdSYGMC3LCO3ISHmPLI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2:14:53.924853127</meta:creation-date>
    <dc:date>2022-12-13T00:42:03.715669740</dc:date>
    <meta:editing-duration>PT1M53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" meta:word-count="4" meta:character-count="112" meta:non-whitespace-character-count="110"/>
  </office:meta>
</office:document-meta>
</file>